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" svg:font-family="'Liberation Se'"/>
    <style:font-face style:name="helvetica" svg:font-family="helvetica, arial, sans-serif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215in" table:align="left" style:shadow="none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715in"/>
    </style:style>
    <style:style style:name="Table1.A1" style:family="table-cell">
      <style:table-cell-properties fo:background-color="#006600" fo:padding="0.0799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6600" fo:padding="0.0799in" fo:border="0.05pt solid #000000">
        <style:background-image/>
      </style:table-cell-properties>
    </style:style>
    <style:style style:name="Table1.A2" style:family="table-cell">
      <style:table-cell-properties fo:padding="0.0799in" fo:border-left="0.05pt solid #000000" fo:border-right="none" fo:border-top="none" fo:border-bottom="0.05pt solid #000000"/>
    </style:style>
    <style:style style:name="Table1.B2" style:family="table-cell">
      <style:table-cell-properties fo:padding="0.0799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799in" fo:border-left="0.05pt solid #000000" fo:border-right="none" fo:border-top="none" fo:border-bottom="0.05pt solid #000000"/>
    </style:style>
    <style:style style:name="Table1.B3" style:family="table-cell">
      <style:table-cell-properties fo:padding="0.0799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799in" fo:border-left="0.05pt solid #000000" fo:border-right="none" fo:border-top="none" fo:border-bottom="0.05pt solid #000000"/>
    </style:style>
    <style:style style:name="Table1.B4" style:family="table-cell">
      <style:table-cell-properties fo:padding="0.0799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e05a" officeooo:paragraph-rsid="000ce05a"/>
    </style:style>
    <style:style style:name="P2" style:family="paragraph" style:parent-style-name="Standard" style:list-style-name="L1">
      <style:text-properties style:font-name="Liberation Serif" officeooo:rsid="000ce05a" officeooo:paragraph-rsid="000ce05a"/>
    </style:style>
    <style:style style:name="P3" style:family="paragraph" style:parent-style-name="Standard">
      <style:text-properties style:font-name="Liberation Serif" officeooo:rsid="000ce05a" officeooo:paragraph-rsid="000ce05a"/>
    </style:style>
    <style:style style:name="P4" style:family="paragraph" style:parent-style-name="Standard">
      <style:text-properties style:font-name="Liberation Serif" officeooo:rsid="000ce05a" officeooo:paragraph-rsid="000f15f9"/>
    </style:style>
    <style:style style:name="P5" style:family="paragraph" style:parent-style-name="Standard">
      <style:text-properties style:font-name="Liberation Serif" officeooo:rsid="000ce05a" officeooo:paragraph-rsid="0018e6c3"/>
    </style:style>
    <style:style style:name="P6" style:family="paragraph" style:parent-style-name="Standard">
      <style:text-properties style:font-name="Liberation Serif" officeooo:rsid="000ce05a" officeooo:paragraph-rsid="001b0f10"/>
    </style:style>
    <style:style style:name="P7" style:family="paragraph" style:parent-style-name="Standard" style:list-style-name="L1">
      <style:text-properties style:font-name="Liberation Serif" officeooo:paragraph-rsid="000ce05a"/>
    </style:style>
    <style:style style:name="P8" style:family="paragraph" style:parent-style-name="Standard">
      <style:text-properties style:font-name="Liberation Serif" fo:font-weight="bold" officeooo:rsid="000ce05a" officeooo:paragraph-rsid="000ce05a" style:font-weight-asian="bold" style:font-weight-complex="bold"/>
    </style:style>
    <style:style style:name="P9" style:family="paragraph" style:parent-style-name="Standard">
      <style:text-properties style:font-name="Liberation Serif" officeooo:rsid="000f15f9" officeooo:paragraph-rsid="000f15f9"/>
    </style:style>
    <style:style style:name="P10" style:family="paragraph" style:parent-style-name="Standard">
      <style:text-properties style:font-name="Liberation Serif" officeooo:rsid="001083dd" officeooo:paragraph-rsid="001083dd"/>
    </style:style>
    <style:style style:name="P11" style:family="paragraph" style:parent-style-name="Standard">
      <style:text-properties style:font-name="Liberation Serif" officeooo:rsid="00125307" officeooo:paragraph-rsid="00125307"/>
    </style:style>
    <style:style style:name="P12" style:family="paragraph" style:parent-style-name="Standard">
      <style:text-properties style:font-name="Liberation Serif" fo:font-style="italic" officeooo:rsid="001083dd" officeooo:paragraph-rsid="001083dd" style:font-style-asian="italic" style:font-style-complex="italic"/>
    </style:style>
    <style:style style:name="P13" style:family="paragraph" style:parent-style-name="Standard">
      <style:text-properties style:font-name="Liberation Serif" fo:font-size="12pt" style:text-underline-style="solid" style:text-underline-width="auto" style:text-underline-color="font-color" officeooo:rsid="001498a9" officeooo:paragraph-rsid="00170311" style:font-size-asian="10.5pt" style:font-size-complex="12pt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officeooo:rsid="001780e7" officeooo:paragraph-rsid="001780e7" style:font-size-asian="10.5pt" style:font-size-complex="12pt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officeooo:rsid="001780e7" officeooo:paragraph-rsid="001b0f10" style:font-size-asian="10.5pt" style:font-size-complex="12pt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officeooo:rsid="001780e7" officeooo:paragraph-rsid="0018e6c3" style:font-size-asian="10.5pt" style:font-size-complex="12pt"/>
    </style:style>
    <style:style style:name="P17" style:family="paragraph" style:parent-style-name="Standard">
      <style:text-properties style:font-name="Roboto Mono for Powerline" fo:font-size="9pt" officeooo:rsid="000ce05a" officeooo:paragraph-rsid="000f15f9" style:font-size-asian="9pt" style:font-size-complex="9pt"/>
    </style:style>
    <style:style style:name="P18" style:family="paragraph" style:parent-style-name="Standard">
      <style:text-properties style:font-name="Liberation Sans" fo:font-size="13pt" style:text-underline-style="solid" style:text-underline-width="auto" style:text-underline-color="font-color" officeooo:rsid="000ce05a" officeooo:paragraph-rsid="000ce05a" style:font-size-asian="13pt" style:font-size-complex="13pt"/>
    </style:style>
    <style:style style:name="P19" style:family="paragraph" style:parent-style-name="Standard">
      <style:text-properties style:font-name="Liberation Sans" fo:font-size="13pt" style:text-underline-style="solid" style:text-underline-width="auto" style:text-underline-color="font-color" officeooo:rsid="000ce05a" officeooo:paragraph-rsid="00137097" style:font-size-asian="13pt" style:font-size-complex="13pt"/>
    </style:style>
    <style:style style:name="P20" style:family="paragraph" style:parent-style-name="Standard">
      <style:text-properties style:font-name="Liberation Sans" fo:font-size="13pt" style:text-underline-style="solid" style:text-underline-width="auto" style:text-underline-color="font-color" officeooo:rsid="000ce05a" officeooo:paragraph-rsid="001498a9" style:font-size-asian="13pt" style:font-size-complex="13pt"/>
    </style:style>
    <style:style style:name="P21" style:family="paragraph" style:parent-style-name="Standard">
      <style:text-properties style:font-name="Liberation Sans" fo:font-size="13pt" style:text-underline-style="solid" style:text-underline-width="auto" style:text-underline-color="font-color" officeooo:rsid="000ce05a" officeooo:paragraph-rsid="0017926b" style:font-size-asian="13pt" style:font-size-complex="13pt"/>
    </style:style>
    <style:style style:name="P22" style:family="paragraph" style:parent-style-name="Standard">
      <style:text-properties style:font-name="Liberation Sans" fo:font-size="13pt" style:text-underline-style="solid" style:text-underline-width="auto" style:text-underline-color="font-color" officeooo:rsid="000ce05a" officeooo:paragraph-rsid="001b0f10" style:font-size-asian="13pt" style:font-size-complex="13pt"/>
    </style:style>
    <style:style style:name="P23" style:family="paragraph" style:parent-style-name="Standard">
      <style:text-properties officeooo:paragraph-rsid="00125307"/>
    </style:style>
    <style:style style:name="P24" style:family="paragraph" style:parent-style-name="Standard">
      <style:text-properties officeooo:rsid="00137097" officeooo:paragraph-rsid="00137097"/>
    </style:style>
    <style:style style:name="P25" style:family="paragraph" style:parent-style-name="Title">
      <style:text-properties fo:font-size="24pt" style:font-size-asian="24pt" style:font-size-complex="24pt"/>
    </style:style>
    <style:style style:name="P26" style:family="paragraph" style:parent-style-name="Subtitle">
      <style:text-properties fo:font-size="16pt" officeooo:paragraph-rsid="001780e7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17926b" officeooo:paragraph-rsid="0017926b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7926b" officeooo:paragraph-rsid="0017926b" style:font-size-asian="10.5pt" style:font-weight-asian="bold" style:font-size-complex="12pt" style:font-weight-complex="bold"/>
    </style:style>
    <style:style style:name="P29" style:family="paragraph" style:parent-style-name="Header">
      <style:text-properties officeooo:rsid="001b0f10" officeooo:paragraph-rsid="001b0f10"/>
    </style:style>
    <style:style style:name="P30" style:family="paragraph" style:parent-style-name="Footer">
      <style:text-properties officeooo:rsid="001b0f10" officeooo:paragraph-rsid="001b0f10"/>
    </style:style>
    <style:style style:name="T1" style:family="text">
      <style:text-properties officeooo:rsid="000ce05a"/>
    </style:style>
    <style:style style:name="T2" style:family="text">
      <style:text-properties fo:font-variant="normal" fo:text-transform="none" fo:color="#333333" fo:font-size="12pt" fo:letter-spacing="normal" fo:font-style="normal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font-variant="normal" fo:text-transform="none" fo:color="#333333" fo:font-size="12pt" fo:letter-spacing="normal" fo:font-style="normal" fo:font-weight="normal" officeooo:rsid="000e2c06"/>
    </style:style>
    <style:style style:name="T5" style:family="text">
      <style:text-properties fo:font-variant="normal" fo:text-transform="none" fo:color="#333333" fo:font-size="12pt" fo:letter-spacing="normal" fo:font-style="normal" officeooo:rsid="000e2c06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 officeooo:rsid="000e2c06"/>
    </style:style>
    <style:style style:name="T8" style:family="text">
      <style:text-properties fo:font-variant="normal" fo:text-transform="none" fo:color="#333333" fo:letter-spacing="normal" fo:font-style="normal" fo:font-weight="normal" officeooo:rsid="000e2c06" style:font-weight-asian="normal" style:font-weight-complex="normal"/>
    </style:style>
    <style:style style:name="T9" style:family="text">
      <style:text-properties fo:font-variant="normal" fo:text-transform="none" fo:color="#333333" fo:letter-spacing="normal" fo:font-style="normal" fo:font-weight="normal" officeooo:rsid="000f15f9"/>
    </style:style>
    <style:style style:name="T10" style:family="text">
      <style:text-properties fo:font-variant="normal" fo:text-transform="none" fo:color="#333333" fo:letter-spacing="normal" fo:font-style="normal" fo:font-weight="normal" officeooo:rsid="00137097"/>
    </style:style>
    <style:style style:name="T11" style:family="text">
      <style:text-properties fo:font-variant="normal" fo:text-transform="none" fo:color="#333333" fo:letter-spacing="normal" fo:font-style="normal" fo:font-weight="normal" officeooo:rsid="0017926b"/>
    </style:style>
    <style:style style:name="T12" style:family="text">
      <style:text-properties fo:font-variant="normal" fo:text-transform="none" fo:color="#333333" fo:letter-spacing="normal" fo:font-style="normal" fo:font-weight="bold" officeooo:rsid="000e2c06" style:font-weight-asian="bold" style:font-weight-complex="bold"/>
    </style:style>
    <style:style style:name="T13" style:family="text">
      <style:text-properties fo:font-variant="normal" fo:text-transform="none" fo:color="#333333" fo:letter-spacing="normal" fo:font-style="normal" style:text-underline-style="none" fo:font-weight="normal"/>
    </style:style>
    <style:style style:name="T14" style:family="text">
      <style:text-properties fo:font-variant="normal" fo:text-transform="none" fo:color="#333333" fo:letter-spacing="normal" fo:font-style="normal" style:text-underline-style="none" fo:font-weight="normal" officeooo:rsid="001536aa"/>
    </style:style>
    <style:style style:name="T15" style:family="text">
      <style:text-properties fo:font-variant="normal" fo:text-transform="none" fo:color="#333333" fo:letter-spacing="normal" fo:font-style="normal" style:text-underline-style="none" fo:font-weight="normal" officeooo:rsid="00170311"/>
    </style:style>
    <style:style style:name="T16" style:family="text">
      <style:text-properties fo:font-variant="normal" fo:text-transform="none" fo:color="#333333" fo:letter-spacing="normal" fo:font-style="normal" style:text-underline-style="none" fo:font-weight="normal" officeooo:rsid="001780e7"/>
    </style:style>
    <style:style style:name="T17" style:family="text">
      <style:text-properties fo:font-variant="normal" fo:text-transform="none" fo:color="#333333" fo:letter-spacing="normal" fo:font-style="normal" style:text-underline-style="none" fo:font-weight="normal" officeooo:rsid="0017926b"/>
    </style:style>
    <style:style style:name="T18" style:family="text">
      <style:text-properties fo:font-variant="normal" fo:text-transform="none" fo:color="#333333" fo:letter-spacing="normal" fo:font-style="normal" style:text-underline-style="none" fo:font-weight="normal" officeooo:rsid="001a4659"/>
    </style:style>
    <style:style style:name="T19" style:family="text">
      <style:text-properties fo:font-variant="normal" fo:text-transform="none" fo:color="#333333" fo:letter-spacing="normal" fo:font-style="normal" style:text-underline-style="none" fo:font-weight="normal" officeooo:rsid="001b069c"/>
    </style:style>
    <style:style style:name="T20" style:family="text">
      <style:text-properties fo:font-variant="normal" fo:text-transform="none" fo:color="#333333" fo:letter-spacing="normal" fo:font-style="italic" fo:font-weight="normal" officeooo:rsid="000e2c06" style:font-style-asian="italic" style:font-style-complex="italic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bold" officeooo:rsid="000ce05a" style:font-weight-asian="bold" style:font-weight-complex="bold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bold" officeooo:rsid="00125307" style:font-weight-asian="bold" style:font-weight-complex="bold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fo:font-weight="bold" officeooo:rsid="000e2c06" style:font-weight-asian="bold" style:font-weight-complex="bold"/>
    </style:style>
    <style:style style:name="T24" style:family="text">
      <style:text-properties fo:font-variant="normal" fo:text-transform="none" fo:color="#333333" style:font-name="Liberation Sans" fo:letter-spacing="normal" fo:font-style="normal" fo:font-weight="normal" officeooo:rsid="00125307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25307" style:font-weight-asian="bold" style:font-weight-complex="bold"/>
    </style:style>
    <style:style style:name="T28" style:family="text">
      <style:text-properties officeooo:rsid="00125307"/>
    </style:style>
    <style:style style:name="T29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0" style:family="text">
      <style:text-properties officeooo:rsid="001bd11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CE 350 Program 2 – Analysis</text:p>
      <text:p text:style-name="P26">Na<text:span text:style-name="T24">ï</text:span>ve Versus Sophisticated String Matching</text:p>
      <text:p text:style-name="Standard"><text:span text:style-name="T29">Text Analyzed</text:span></text:p>
      <text:p text:style-name="Standard"><text:span text:style-name="T29"/></text:p>
      <text:list xml:id="list3913243442244021984" text:style-name="L1">
        <text:list-item>
          <text:p text:style-name="P2">Dickens: <text:s/><text:span text:style-name="T25">A Tale of Two Cities</text:span></text:p>
        </text:list-item>
        <text:list-item>
          <text:p text:style-name="P7"><text:span text:style-name="T1">First 100 thousand digits of </text:span><text:span text:style-name="T3">π</text:span></text:p>
        </text:list-item>
        <text:list-item>
          <text:p text:style-name="P2"><text:span text:style-name="T3">DNA</text:span></text:p>
        </text:list-item>
      </text:list>
      <text:p text:style-name="P3">___________________________________________________________________________________</text:p>
      <text:p text:style-name="P3"/>
      <text:p text:style-name="P18"><text:span text:style-name="T6">Algorithms and Descriptions</text:span></text:p>
      <text:p text:style-name="P3"/>
      <text:p text:style-name="P23"><text:span text:style-name="T21">N</text:span><text:span text:style-name="T22">aïv</text:span><text:span text:style-name="T21">e </text:span><text:span text:style-name="T23">String Matching</text:span></text:p>
      <text:p text:style-name="P4"/>
      <text:p text:style-name="P17"><text:span text:style-name="T12"><text:s/>For each</text:span><text:span text:style-name="T7"> character in the </text:span><text:span text:style-name="T8">text</text:span></text:p>
      <text:p text:style-name="P17"><text:span text:style-name="T8"/></text:p>
      <text:p text:style-name="P17"><text:span text:style-name="T8"><text:tab/></text:span><text:span text:style-name="T7">Match is true if the first character in the pattern matches the text character</text:span></text:p>
      <text:p text:style-name="P17"><text:span text:style-name="T7"/></text:p>
      <text:p text:style-name="P17"><text:span text:style-name="T7"><text:tab/></text:span><text:span text:style-name="T12">While</text:span><text:span text:style-name="T7"> Match is </text:span><text:span text:style-name="T12">true</text:span></text:p>
      <text:p text:style-name="P17"><text:span text:style-name="T7"/></text:p>
      <text:p text:style-name="P17"><text:span text:style-name="T7"><text:tab/><text:tab/></text:span><text:span text:style-name="T9">T</text:span><text:span text:style-name="T7">est each character in the pattern against the corresponding text character</text:span></text:p>
      <text:p text:style-name="P17"><text:span text:style-name="T7"/></text:p>
      <text:p text:style-name="P17"><text:span text:style-name="T7"><text:tab/></text:span><text:span text:style-name="T12">If</text:span><text:span text:style-name="T7"> Match is </text:span><text:span text:style-name="T20">still</text:span><text:span text:style-name="T7"> </text:span><text:span text:style-name="T12">true</text:span><text:span text:style-name="T7">, allocate the match</text:span></text:p>
      <text:p text:style-name="P3"/>
      <text:p text:style-name="P3"/>
      <text:p text:style-name="P8"><text:span text:style-name="T2">Simple Index </text:span><text:span text:style-name="T5">String Matching</text:span></text:p>
      <text:p text:style-name="P9"><text:span text:style-name="T4"/></text:p>
      <text:p text:style-name="P10">1.) <text:s/>Map the text's character frequencies</text:p>
      <text:p text:style-name="P10">2.) <text:s/>Index the text's characters by <text:span text:style-name="T28">creating a </text:span>location <text:span text:style-name="T28">vector for each</text:span></text:p>
      <text:p text:style-name="P11">3.) <text:s/>Begin the Match algorithm:</text:p>
      <text:p text:style-name="P10"/>
      <text:p text:style-name="P12">For each pattern</text:p>
      <text:p text:style-name="P12"><text:tab/>Use the frequency map to find the lowest frequency character in the pattern</text:p>
      <text:p text:style-name="P12"><text:tab/><text:tab/>Mark the location of that character within the pattern</text:p>
      <text:p text:style-name="P12"><text:tab/>Use the character location index to associate a location vector</text:p>
      <text:p text:style-name="P12"><text:tab/></text:p>
      <text:p text:style-name="P12"><text:tab/><text:span text:style-name="T28">Use the location vector </text:span><text:span text:style-name="T27">and</text:span><text:span text:style-name="T28"> the position of the least frequent character within the pattern as a <text:tab/><text:tab/> <text:s text:c="3"/>position to begin string comparison by character</text:span></text:p>
      <text:p text:style-name="P10"/>
      <text:p text:style-name="P19"/>
      <text:p text:style-name="P19"/>
      <text:p text:style-name="P19"/>
      <text:p text:style-name="P19"/>
      <text:p text:style-name="P19"><text:soft-page-break/><text:span text:style-name="T10">Note for Analysis</text:span></text:p>
      <text:p text:style-name="P1"><text:s/></text:p>
      <text:p text:style-name="P24">When analyzing the algorithms, for the Naïve algorithm, “N” was considered the length of the text to be searched.</text:p>
      <text:p text:style-name="P24"/>
      <text:p text:style-name="P24">However, with the indexed algorithm, “N” is considered to be the length of the text to be searched <text:span text:style-name="T26">divided by the number of patterns searched for</text:span>.</text:p>
      <text:p text:style-name="P15"/>
      <text:p text:style-name="P6">___________________________________________________________________________________</text:p>
      <text:p text:style-name="P22"/>
      <text:p text:style-name="P20"><text:span text:style-name="T10">Analysis</text:span></text:p>
      <text:p text:style-name="P20"/>
      <text:p text:style-name="P13"><text:span text:style-name="T13">Of course, the note above implies that as the number of search patterns increase, the more useful the algorithm becomes. <text:s/>It's also clear that the algorithm could be more efficient by creating a stronger index, i.e. instead of basing the frequency and index on one character, two would be stronger, and improve the results. <text:s/>Another example might create an index based on the sum of the ascii character values for up to a specific number of string lengths. <text:s/>For example the string “11” could have the index key of 98, and the string “dd” would have the index key of 200. <text:s/>This would offer a minimal number of observable string comparisons, </text:span><text:span text:style-name="T14">however with a large number of string lengths, the index could become quite large, </text:span><text:span text:style-name="T15">and a stronger argument could be made for using “keywords.”</text:span></text:p>
      <text:p text:style-name="P13"/>
      <text:p text:style-name="P13"><text:span text:style-name="T14">Here, the size of the index is confined to the character set used </text:span><text:span text:style-name="T15">with</text:span><text:span text:style-name="T14">in the text. <text:s/>This </text:span><text:span text:style-name="T15">implies</text:span><text:span text:style-name="T14"> pi would have an index of length 11 (including the period). <text:s/></text:span><text:span text:style-name="T15">It also implies that the Dickens text has a stronger index by default simply because it uses a larger character set. <text:s/>The effect of this would be doubled if the frequency / index was created for two characters. <text:s/></text:span><text:span text:style-name="T16">It should also be noted that the DNA character set is of length 4, and it thereby has the most useless index in this desig</text:span><text:span text:style-name="T18">n.</text:span></text:p>
      <text:p text:style-name="P13"/>
      <text:p text:style-name="P14"><text:span text:style-name="T13">It's understood that the worst case scenario for each search is text_length * pattern_length, but I didn't find this information much use while comparing these two algorithms. <text:s/></text:span><text:span text:style-name="T18">The</text:span><text:span text:style-name="T17"> summary and additional data below supports my claims. <text:s/></text:span><text:span text:style-name="T19">It should be noted that the data is slightly skewed because the amount of queries and the lengths input texts are not equivalent between tests.</text:span></text:p>
      <text:p text:style-name="P14"/>
      <text:p text:style-name="P5">___________________________________________________________________________________</text:p>
      <text:p text:style-name="P16"/>
      <text:p text:style-name="P21"><text:span text:style-name="T11">Data Summary</text:span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Te<text:span text:style-name="T30">st</text:span></text:p>
          </table:table-cell>
          <table:table-cell table:style-name="Table1.B1" office:value-type="string">
            <text:p text:style-name="P28"><text:span text:style-name="T30">Index </text:span>Efficiency</text:p>
          </table:table-cell>
        </table:table-row>
        <table:table-row>
          <table:table-cell table:style-name="Table1.A3" office:value-type="string">
            <text:p text:style-name="P27">Dickens</text:p>
          </table:table-cell>
          <table:table-cell table:style-name="Table1.B3" office:value-type="string">
            <text:p text:style-name="P27">93.44%</text:p>
          </table:table-cell>
        </table:table-row>
        <table:table-row>
          <table:table-cell table:style-name="Table1.A3" office:value-type="string">
            <text:p text:style-name="P27">Pi</text:p>
          </table:table-cell>
          <table:table-cell table:style-name="Table1.B3" office:value-type="string">
            <text:p text:style-name="P27">74.49%</text:p>
          </table:table-cell>
        </table:table-row>
        <table:table-row>
          <table:table-cell table:style-name="Table1.A4" office:value-type="string">
            <text:p text:style-name="P27">DNA</text:p>
          </table:table-cell>
          <table:table-cell table:style-name="Table1.B4" office:value-type="string">
            <text:p text:style-name="P27">52.89%</text:p>
          </table:table-cell>
        </table:table-row>
      </table:table>
      <text:p text:style-name="P22"/>
      <text:p text:style-name="P22"><text:soft-page-break/><text:span text:style-name="T11">Data</text:span></text:p>
      <text:p text:style-name="P14"/>
      <text:p text:style-name="P14"><draw:frame draw:style-name="fr1" draw:name="Object3" text:anchor-type="paragraph" svg:x="1.6193in" svg:y="6.0945in" svg:width="3.6909in" svg:height="0.7252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2" text:anchor-type="paragraph" svg:x="1.611in" svg:y="4.2701in" svg:width="3.7161in" svg:height="1.6201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1.6098in" svg:y="0.4146in" svg:width="3.7063in" svg:height="3.733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" svg:font-family="'Liberation Se'"/>
    <style:font-face style:name="helvetica" svg:font-family="helvetica, arial, sans-serif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0f10" officeooo:paragraph-rsid="001b0f10"/>
    </style:style>
    <style:style style:name="MP2" style:family="paragraph" style:parent-style-name="Footer">
      <style:text-properties officeooo:rsid="001b0f10" officeooo:paragraph-rsid="001b0f1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2402in" fo:margin-left="0in" fo:margin-right="0in" fo:margin-top="0.2in" fo:border-top="0.06pt solid #cccccc" fo:border-bottom="none" fo:border-left="none" fo:border-right="none" fo:padding="0.0201in" style:shadow="none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footer>
        <text:p text:style-name="MP2">James Sager<text:tab/><text:page-number text:select-page="current">2</text:page-number> of <text:page-count>3</text:page-count><text:tab/><text:date style:data-style-name="N80" text:date-value="2016-10-11T16:19:05.027011167" text:fixed="true">11. Oct.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51:22.714354640</meta:creation-date>
    <dc:date>2016-10-11T16:26:09.194739751</dc:date>
    <meta:editing-duration>PT3H51M26S</meta:editing-duration>
    <meta:editing-cycles>11</meta:editing-cycles>
    <meta:generator>LibreOffice/4.2.8.2$Linux_X86_64 LibreOffice_project/420m0$Build-2</meta:generator>
    <meta:document-statistic meta:table-count="1" meta:image-count="0" meta:object-count="3" meta:page-count="3" meta:paragraph-count="45" meta:word-count="521" meta:character-count="3266" meta:non-whitespace-character-count="27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3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6"/>
        <table:table-column table:style-name="co2" table:default-cell-style-name="ce8"/>
        <table:table-row table:style-name="ro1">
          <table:table-cell table:style-name="ce5" office:value-type="string" calcext:value-type="string">
            <text:p>Dickens</text:p>
          </table:table-cell>
          <table:table-cell table:style-name="ce5" office:value-type="string" calcext:value-type="string">
            <text:p>naïve</text:p>
          </table:table-cell>
          <table:table-cell table:style-name="ce5" office:value-type="string" calcext:value-type="string">
            <text:p>indexed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793045" calcext:value-type="float">
            <text:p>793045</text:p>
          </table:table-cell>
          <table:table-cell office:value-type="float" office:value="42152" calcext:value-type="float">
            <text:p>42152</text:p>
          </table:table-cell>
          <table:table-cell table:formula="of:=([.B2]-[.C2])/[.B2]" office:value-type="percentage" office:value="0.946847909008947" calcext:value-type="percentage">
            <text:p>94.68%</text:p>
          </table:table-cell>
        </table:table-row>
        <table:table-row table:style-name="ro1">
          <table:table-cell/>
          <table:table-cell office:value-type="float" office:value="793139" calcext:value-type="float">
            <text:p>793139</text:p>
          </table:table-cell>
          <table:table-cell office:value-type="float" office:value="47822" calcext:value-type="float">
            <text:p>47822</text:p>
          </table:table-cell>
          <table:table-cell table:formula="of:=([.B3]-[.C3])/[.B3]" office:value-type="percentage" office:value="0.939705398423227" calcext:value-type="percentage">
            <text:p>93.97%</text:p>
          </table:table-cell>
        </table:table-row>
        <table:table-row table:style-name="ro1">
          <table:table-cell/>
          <table:table-cell office:value-type="float" office:value="753150" calcext:value-type="float">
            <text:p>753150</text:p>
          </table:table-cell>
          <table:table-cell office:value-type="float" office:value="57132" calcext:value-type="float">
            <text:p>57132</text:p>
          </table:table-cell>
          <table:table-cell table:formula="of:=([.B4]-[.C4])/[.B4]" office:value-type="percentage" office:value="0.924142601075483" calcext:value-type="percentage">
            <text:p>92.41%</text:p>
          </table:table-cell>
        </table:table-row>
        <table:table-row table:style-name="ro1">
          <table:table-cell/>
          <table:table-cell office:value-type="float" office:value="758915" calcext:value-type="float">
            <text:p>758915</text:p>
          </table:table-cell>
          <table:table-cell office:value-type="float" office:value="68374" calcext:value-type="float">
            <text:p>68374</text:p>
          </table:table-cell>
          <table:table-cell table:formula="of:=([.B5]-[.C5])/[.B5]" office:value-type="percentage" office:value="0.909905588899943" calcext:value-type="percentage">
            <text:p>90.99%</text:p>
          </table:table-cell>
        </table:table-row>
        <table:table-row table:style-name="ro1">
          <table:table-cell/>
          <table:table-cell office:value-type="float" office:value="771349" calcext:value-type="float">
            <text:p>771349</text:p>
          </table:table-cell>
          <table:table-cell office:value-type="float" office:value="42468" calcext:value-type="float">
            <text:p>42468</text:p>
          </table:table-cell>
          <table:table-cell table:formula="of:=([.B6]-[.C6])/[.B6]" office:value-type="percentage" office:value="0.944943209882945" calcext:value-type="percentage">
            <text:p>94.49%</text:p>
          </table:table-cell>
        </table:table-row>
        <table:table-row table:style-name="ro1">
          <table:table-cell/>
          <table:table-cell office:value-type="float" office:value="818033" calcext:value-type="float">
            <text:p>818033</text:p>
          </table:table-cell>
          <table:table-cell office:value-type="float" office:value="49336" calcext:value-type="float">
            <text:p>49336</text:p>
          </table:table-cell>
          <table:table-cell table:formula="of:=([.B7]-[.C7])/[.B7]" office:value-type="percentage" office:value="0.939689474629997" calcext:value-type="percentage">
            <text:p>93.97%</text:p>
          </table:table-cell>
        </table:table-row>
        <table:table-row table:style-name="ro1">
          <table:table-cell/>
          <table:table-cell office:value-type="float" office:value="756645" calcext:value-type="float">
            <text:p>756645</text:p>
          </table:table-cell>
          <table:table-cell office:value-type="float" office:value="47269" calcext:value-type="float">
            <text:p>47269</text:p>
          </table:table-cell>
          <table:table-cell table:formula="of:=([.B8]-[.C8])/[.B8]" office:value-type="percentage" office:value="0.937528167106107" calcext:value-type="percentage">
            <text:p>93.75%</text:p>
          </table:table-cell>
        </table:table-row>
        <table:table-row table:style-name="ro1">
          <table:table-cell/>
          <table:table-cell office:value-type="float" office:value="754682" calcext:value-type="float">
            <text:p>754682</text:p>
          </table:table-cell>
          <table:table-cell office:value-type="float" office:value="62789" calcext:value-type="float">
            <text:p>62789</text:p>
          </table:table-cell>
          <table:table-cell table:formula="of:=([.B9]-[.C9])/[.B9]" office:value-type="percentage" office:value="0.916800718713312" calcext:value-type="percentage">
            <text:p>91.68%</text:p>
          </table:table-cell>
        </table:table-row>
        <table:table-row table:style-name="ro1">
          <table:table-cell/>
          <table:table-cell office:value-type="float" office:value="742999" calcext:value-type="float">
            <text:p>742999</text:p>
          </table:table-cell>
          <table:table-cell office:value-type="float" office:value="38498" calcext:value-type="float">
            <text:p>38498</text:p>
          </table:table-cell>
          <table:table-cell table:formula="of:=([.B10]-[.C10])/[.B10]" office:value-type="percentage" office:value="0.948185663776129" calcext:value-type="percentage">
            <text:p>94.82%</text:p>
          </table:table-cell>
        </table:table-row>
        <table:table-row table:style-name="ro1">
          <table:table-cell/>
          <table:table-cell office:value-type="float" office:value="784195" calcext:value-type="float">
            <text:p>784195</text:p>
          </table:table-cell>
          <table:table-cell office:value-type="float" office:value="45980" calcext:value-type="float">
            <text:p>45980</text:p>
          </table:table-cell>
          <table:table-cell table:formula="of:=([.B11]-[.C11])/[.B11]" office:value-type="percentage" office:value="0.941366624372764" calcext:value-type="percentage">
            <text:p>94.14%</text:p>
          </table:table-cell>
        </table:table-row>
        <table:table-row table:style-name="ro1">
          <table:table-cell/>
          <table:table-cell office:value-type="float" office:value="820598" calcext:value-type="float">
            <text:p>820598</text:p>
          </table:table-cell>
          <table:table-cell office:value-type="float" office:value="53060" calcext:value-type="float">
            <text:p>53060</text:p>
          </table:table-cell>
          <table:table-cell table:formula="of:=([.B12]-[.C12])/[.B12]" office:value-type="percentage" office:value="0.935339837533116" calcext:value-type="percentage">
            <text:p>93.53%</text:p>
          </table:table-cell>
        </table:table-row>
        <table:table-row table:style-name="ro1">
          <table:table-cell/>
          <table:table-cell office:value-type="float" office:value="797234" calcext:value-type="float">
            <text:p>797234</text:p>
          </table:table-cell>
          <table:table-cell office:value-type="float" office:value="52700" calcext:value-type="float">
            <text:p>52700</text:p>
          </table:table-cell>
          <table:table-cell table:formula="of:=([.B13]-[.C13])/[.B13]" office:value-type="percentage" office:value="0.933896446965383" calcext:value-type="percentage">
            <text:p>93.39%</text:p>
          </table:table-cell>
        </table:table-row>
        <table:table-row table:style-name="ro1">
          <table:table-cell/>
          <table:table-cell office:value-type="float" office:value="792035" calcext:value-type="float">
            <text:p>792035</text:p>
          </table:table-cell>
          <table:table-cell office:value-type="float" office:value="55024" calcext:value-type="float">
            <text:p>55024</text:p>
          </table:table-cell>
          <table:table-cell table:formula="of:=([.B14]-[.C14])/[.B14]" office:value-type="percentage" office:value="0.930528322612006" calcext:value-type="percentage">
            <text:p>93.05%</text:p>
          </table:table-cell>
        </table:table-row>
        <table:table-row table:style-name="ro1">
          <table:table-cell/>
          <table:table-cell office:value-type="float" office:value="834539" calcext:value-type="float">
            <text:p>834539</text:p>
          </table:table-cell>
          <table:table-cell office:value-type="float" office:value="53594" calcext:value-type="float">
            <text:p>53594</text:p>
          </table:table-cell>
          <table:table-cell table:formula="of:=([.B15]-[.C15])/[.B15]" office:value-type="percentage" office:value="0.935780113332031" calcext:value-type="percentage">
            <text:p>93.58%</text:p>
          </table:table-cell>
        </table:table-row>
        <table:table-row table:style-name="ro1">
          <table:table-cell/>
          <table:table-cell office:value-type="float" office:value="791933" calcext:value-type="float">
            <text:p>791933</text:p>
          </table:table-cell>
          <table:table-cell office:value-type="float" office:value="54922" calcext:value-type="float">
            <text:p>54922</text:p>
          </table:table-cell>
          <table:table-cell table:formula="of:=([.B16]-[.C16])/[.B16]" office:value-type="percentage" office:value="0.93064817351973" calcext:value-type="percentage">
            <text:p>93.06%</text:p>
          </table:table-cell>
        </table:table-row>
        <table:table-row table:style-name="ro1">
          <table:table-cell/>
          <table:table-cell office:value-type="float" office:value="761717" calcext:value-type="float">
            <text:p>761717</text:p>
          </table:table-cell>
          <table:table-cell office:value-type="float" office:value="51674" calcext:value-type="float">
            <text:p>51674</text:p>
          </table:table-cell>
          <table:table-cell table:formula="of:=([.B17]-[.C17])/[.B17]" office:value-type="percentage" office:value="0.932161156965119" calcext:value-type="percentage">
            <text:p>93.22%</text:p>
          </table:table-cell>
        </table:table-row>
        <table:table-row table:style-name="ro1">
          <table:table-cell/>
          <table:table-cell office:value-type="float" office:value="783469" calcext:value-type="float">
            <text:p>783469</text:p>
          </table:table-cell>
          <table:table-cell office:value-type="float" office:value="48239" calcext:value-type="float">
            <text:p>48239</text:p>
          </table:table-cell>
          <table:table-cell table:formula="of:=([.B18]-[.C18])/[.B18]" office:value-type="percentage" office:value="0.938428961452208" calcext:value-type="percentage">
            <text:p>93.84%</text:p>
          </table:table-cell>
        </table:table-row>
        <table:table-row table:style-name="ro1">
          <table:table-cell/>
          <table:table-cell office:value-type="float" office:value="828824" calcext:value-type="float">
            <text:p>828824</text:p>
          </table:table-cell>
          <table:table-cell office:value-type="float" office:value="54425" calcext:value-type="float">
            <text:p>54425</text:p>
          </table:table-cell>
          <table:table-cell table:formula="of:=([.B19]-[.C19])/[.B19]" office:value-type="percentage" office:value="0.934334671775914" calcext:value-type="percentage">
            <text:p>93.43%</text:p>
          </table:table-cell>
        </table:table-row>
        <table:table-row table:style-name="ro1">
          <table:table-cell/>
          <table:table-cell office:value-type="float" office:value="796836" calcext:value-type="float">
            <text:p>796836</text:p>
          </table:table-cell>
          <table:table-cell office:value-type="float" office:value="52972" calcext:value-type="float">
            <text:p>52972</text:p>
          </table:table-cell>
          <table:table-cell table:formula="of:=([.B20]-[.C20])/[.B20]" office:value-type="percentage" office:value="0.933522079825711" calcext:value-type="percentage">
            <text:p>93.35%</text:p>
          </table:table-cell>
        </table:table-row>
        <table:table-row table:style-name="ro1">
          <table:table-cell/>
          <table:table-cell office:value-type="float" office:value="783627" calcext:value-type="float">
            <text:p>783627</text:p>
          </table:table-cell>
          <table:table-cell office:value-type="float" office:value="50761" calcext:value-type="float">
            <text:p>50761</text:p>
          </table:table-cell>
          <table:table-cell table:formula="of:=([.B21]-[.C21])/[.B21]" office:value-type="percentage" office:value="0.935223007885129" calcext:value-type="percentage">
            <text:p>93.52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6:09:50.228293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3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2" table:style-name="ta1">
        <table:table-column table:style-name="co1" table:number-columns-repeated="3" table:default-cell-style-name="ce6"/>
        <table:table-column table:style-name="co1" table:default-cell-style-name="ce8"/>
        <table:table-row table:style-name="ro1"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naïve</text:p>
          </table:table-cell>
          <table:table-cell table:style-name="ce5" office:value-type="string" calcext:value-type="string">
            <text:p>indexed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23032" calcext:value-type="float">
            <text:p>23032</text:p>
          </table:table-cell>
          <table:table-cell office:value-type="float" office:value="4900" calcext:value-type="float">
            <text:p>4900</text:p>
          </table:table-cell>
          <table:table-cell table:formula="of:=([Sheet2.B2]-[Sheet2.C2])/[Sheet2.B2]" office:value-type="percentage" office:value="0.787252518235498" calcext:value-type="percentage">
            <text:p>78.73%</text:p>
          </table:table-cell>
        </table:table-row>
        <table:table-row table:style-name="ro1">
          <table:table-cell/>
          <table:table-cell office:value-type="float" office:value="23067" calcext:value-type="float">
            <text:p>23067</text:p>
          </table:table-cell>
          <table:table-cell office:value-type="float" office:value="6934" calcext:value-type="float">
            <text:p>6934</text:p>
          </table:table-cell>
          <table:table-cell table:formula="of:=([Sheet2.B3]-[Sheet2.C3])/[Sheet2.B3]" office:value-type="percentage" office:value="0.699397407551914" calcext:value-type="percentage">
            <text:p>69.94%</text:p>
          </table:table-cell>
        </table:table-row>
        <table:table-row table:style-name="ro1">
          <table:table-cell/>
          <table:table-cell office:value-type="float" office:value="23011" calcext:value-type="float">
            <text:p>23011</text:p>
          </table:table-cell>
          <table:table-cell office:value-type="float" office:value="4809" calcext:value-type="float">
            <text:p>4809</text:p>
          </table:table-cell>
          <table:table-cell table:formula="of:=([Sheet2.B4]-[Sheet2.C4])/[Sheet2.B4]" office:value-type="percentage" office:value="0.791012993785581" calcext:value-type="percentage">
            <text:p>79.10%</text:p>
          </table:table-cell>
        </table:table-row>
        <table:table-row table:style-name="ro1">
          <table:table-cell/>
          <table:table-cell office:value-type="float" office:value="23065" calcext:value-type="float">
            <text:p>23065</text:p>
          </table:table-cell>
          <table:table-cell office:value-type="float" office:value="4831" calcext:value-type="float">
            <text:p>4831</text:p>
          </table:table-cell>
          <table:table-cell table:formula="of:=([Sheet2.B5]-[Sheet2.C5])/[Sheet2.B5]" office:value-type="percentage" office:value="0.790548450032517" calcext:value-type="percentage">
            <text:p>79.05%</text:p>
          </table:table-cell>
        </table:table-row>
        <table:table-row table:style-name="ro1">
          <table:table-cell/>
          <table:table-cell office:value-type="float" office:value="23022" calcext:value-type="float">
            <text:p>23022</text:p>
          </table:table-cell>
          <table:table-cell office:value-type="float" office:value="6889" calcext:value-type="float">
            <text:p>6889</text:p>
          </table:table-cell>
          <table:table-cell table:formula="of:=([Sheet2.B6]-[Sheet2.C6])/[Sheet2.B6]" office:value-type="percentage" office:value="0.700764486143689" calcext:value-type="percentage">
            <text:p>70.08%</text:p>
          </table:table-cell>
        </table:table-row>
        <table:table-row table:style-name="ro1">
          <table:table-cell/>
          <table:table-cell office:value-type="float" office:value="23041" calcext:value-type="float">
            <text:p>23041</text:p>
          </table:table-cell>
          <table:table-cell office:value-type="float" office:value="6908" calcext:value-type="float">
            <text:p>6908</text:p>
          </table:table-cell>
          <table:table-cell table:formula="of:=([Sheet2.B7]-[Sheet2.C7])/[Sheet2.B7]" office:value-type="percentage" office:value="0.700186623844451" calcext:value-type="percentage">
            <text:p>70.02%</text:p>
          </table:table-cell>
        </table:table-row>
        <table:table-row table:style-name="ro1">
          <table:table-cell/>
          <table:table-cell office:value-type="float" office:value="23043" calcext:value-type="float">
            <text:p>23043</text:p>
          </table:table-cell>
          <table:table-cell office:value-type="float" office:value="6910" calcext:value-type="float">
            <text:p>6910</text:p>
          </table:table-cell>
          <table:table-cell table:formula="of:=([Sheet2.B8]-[Sheet2.C8])/[Sheet2.B8]" office:value-type="percentage" office:value="0.70012585166862" calcext:value-type="percentage">
            <text:p>70.01%</text:p>
          </table:table-cell>
        </table:table-row>
        <table:table-row table:style-name="ro1">
          <table:table-cell/>
          <table:table-cell office:value-type="float" office:value="22988" calcext:value-type="float">
            <text:p>22988</text:p>
          </table:table-cell>
          <table:table-cell office:value-type="float" office:value="4831" calcext:value-type="float">
            <text:p>4831</text:p>
          </table:table-cell>
          <table:table-cell table:formula="of:=([Sheet2.B9]-[Sheet2.C9])/[Sheet2.B9]" office:value-type="percentage" office:value="0.789846876631286" calcext:value-type="percentage">
            <text:p>78.98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6:10:34.171890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3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3" table:style-name="ta1">
        <table:table-column table:style-name="co1" table:number-columns-repeated="3" table:default-cell-style-name="ce6"/>
        <table:table-column table:style-name="co1" table:default-cell-style-name="ce8"/>
        <table:table-row table:style-name="ro1">
          <table:table-cell table:style-name="ce5" office:value-type="string" calcext:value-type="string">
            <text:p>DNA</text:p>
          </table:table-cell>
          <table:table-cell table:style-name="ce5" office:value-type="string" calcext:value-type="string">
            <text:p>naïve</text:p>
          </table:table-cell>
          <table:table-cell table:style-name="ce5" office:value-type="string" calcext:value-type="string">
            <text:p>indexed</text:p>
          </table:table-cell>
          <table:table-cell table:style-name="ce7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table:formula="of:=([Sheet3.B2]-[Sheet3.C2])/[Sheet3.B2]" office:value-type="percentage" office:value="0.515957446808511" calcext:value-type="percentage">
            <text:p>51.60%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table:formula="of:=([Sheet3.B3]-[Sheet3.C3])/[Sheet3.B3]" office:value-type="percentage" office:value="0.690140845070423" calcext:value-type="percentage">
            <text:p>69.01%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formula="of:=([Sheet3.B4]-[Sheet3.C4])/[Sheet3.B4]" office:value-type="percentage" office:value="0.380597014925373" calcext:value-type="percentage">
            <text:p>38.06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6:12:13.05599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